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Contact_20_Table" style:display-name="Contact Table" style:family="table">
      <style:table-properties style:width="3in" fo:break-before="column" table:align="margins"/>
    </style:style>
    <style:style style:name="Contact_20_Table.A" style:display-name="Contact Table.A" style:family="table-column">
      <style:table-column-properties style:column-width="0.6875in" style:rel-column-width="15018*"/>
    </style:style>
    <style:style style:name="Contact_20_Table.B" style:display-name="Contact Table.B" style:family="table-column">
      <style:table-column-properties style:column-width="2.3125in" style:rel-column-width="50517*"/>
    </style:style>
    <style:style style:name="Contact_20_Table.A2" style:display-name="Contact Table.A2" style:family="table-cell">
      <style:table-cell-properties style:vertical-align="bottom" fo:padding="0.0382in" fo:border="none"/>
    </style:style>
    <style:style style:name="P1" style:family="paragraph" style:parent-style-name="Section_20_-_20_Item_20_List" style:list-style-name="L1"/>
    <style:style style:name="Sect1" style:family="section">
      <style:section-properties text:dont-balance-text-columns="true" style:editable="false">
        <style:columns fo:column-count="2">
          <style:column style:rel-width="6480*" fo:start-indent="0in" fo:end-indent="0in"/>
          <style:column style:rel-width="4320*" fo:start-indent="0in" fo:end-indent="0in"/>
        </style:columns>
      </style:section-properties>
    </style:style>
    <text:list-style style:name="L1">
      <text:list-level-style-bullet text:level="1" text:bullet-char="•">
        <style:list-level-properties text:list-level-position-and-space-mode="label-alignment">
          <style:list-level-label-alignment text:label-followed-by="listtab" fo:text-indent="-0.2in" fo:margin-left="0.6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Header">
        <text:p text:style-name="Header_20_-_20_Name">David Chandler</text:p>
        <text:p text:style-name="Header_20_-_20_Tagline">Linux Administrator seeking opportunities<text:line-break/>in systems automation and development</text:p>
        <table:table table:name="Contact Table" table:style-name="Contact_20_Table">
          <table:table-column table:style-name="Contact_20_Table.A"/>
          <table:table-column table:style-name="Contact_20_Table.B"/>
          <table:table-row>
            <table:table-cell table:number-columns-spanned="2" office:value-type="string">
              <text:p text:style-name="Standard"/>
            </table:table-cell>
            <table:covered-table-cell/>
          </table:table-row>
          <table:table-row>
            <table:table-cell table:style-name="Contact_20_Table.A2" office:value-type="string">
              <text:p text:style-name="Header_20_-_20_Contact_20_Type">Email</text:p>
            </table:table-cell>
            <table:table-cell table:style-name="Contact_20_Table.A2" office:value-type="string">
              <text:p text:style-name="Header_20_-_20_Contact_20_Value">contact@dechandler.io</text:p>
            </table:table-cell>
          </table:table-row>
        </table:table>
      </text:section>
      <text:p text:style-name="Section_20_-_20_Name">Technology</text:p>
      <text:p text:style-name="Section_20_-_20_Item_20_Header">Administration </text:p>
      <text:p text:style-name="Subsection"><text:tab/> <text:span text:style-name="SUBSECTION_5f_NAME">Skilled</text:span> <text:tab/> Ansible, RHEL, Apache, OpenSSH, NFS, Linux Networking, Nginx </text:p>
      <text:p text:style-name="Subsection"><text:tab/> <text:span text:style-name="SUBSECTION_5f_NAME">Proficient</text:span> <text:tab/> Ubuntu, MySQL, RHCS, Wordpress </text:p>
      <text:p text:style-name="Section_20_-_20_Item_20_Header">Languages, Modules, Tools </text:p>
      <text:p text:style-name="Subsection"><text:tab/> <text:span text:style-name="SUBSECTION_5f_NAME">Skilled</text:span> <text:tab/> Python, Bash/Shell, Regular Expressions, Awk </text:p>
      <text:p text:style-name="Subsection"><text:tab/> <text:span text:style-name="SUBSECTION_5f_NAME">Proficient</text:span> <text:tab/> Flask, SQL, Git(hub), Pexpect </text:p>
      <text:p text:style-name="Section_20_-_20_Name">Certification</text:p>
      <text:p text:style-name="Section_20_-_20_Item_20_Header">RHCSA (Red Hat Certified System Administrator) <text:tab/> RHEL 6 (expired): Feb 2013, RHEL 7: Oct 2016 </text:p>
      <text:p text:style-name="Section_20_-_20_Name">Experience</text:p>
      <text:p text:style-name="Section_20_-_20_Item_20_Header_20__28_Name_2c__20_Alt_2c__20_Dates_29_">Rackspace<text:tab/> <text:span text:style-name="SECTION_5f_ITEM_5f_ALT">Linux Administrator II</text:span> <text:tab/> Nov 2012 - June 2018 </text:p>
      <text:list xml:id="list2070974699" text:style-name="L1">
        <text:list-item>
          <text:p text:style-name="P1">Author, improve, and maintain tools and automation used by support staff. This includes applications and scripts which interact with internal APIs, log into and perform work on customer servers, query and manipulate databases, web scrape, and parse server logs, command output and network appliance configurations</text:p>
        </text:list-item>
        <text:list-item>
          <text:p text:style-name="P1">Troubleshoot, configure, and deploy RHEL and Ubuntu servers, along with common services - Apache, Nginx, NFS, Vsftpd, PHP-FPM, etc.</text:p>
        </text:list-item>
        <text:list-item>
          <text:p text:style-name="P1">Implement secure and sustainable solutions in response to customer requests, often following up on incomplete information to resolve XY problems</text:p>
        </text:list-item>
        <text:list-item>
          <text:p text:style-name="P1">Demonstrated among the best of my peers in following issues through to their resolution</text:p>
        </text:list-item>
        <text:list-item>
          <text:p text:style-name="P1">Manage an often chaotic workload, often in environments I have not previously worked on, to deliver quality results in a timely manner</text:p>
        </text:list-item>
        <text:list-item>
          <text:p text:style-name="P1">Screen and interview candidates applying for positions on my team</text:p>
        </text:list-item>
      </text:list>
      <text:p text:style-name="Section_20_-_20_Item_20_Header_20__28_Name_2c__20_Alt_2c__20_Dates_29_">Texas A&amp;M CIS<text:tab/> <text:span text:style-name="SECTION_5f_ITEM_5f_ALT">Student Leader / Student Technician</text:span> <text:tab/> Jul 2008 - May 2012 </text:p>
      <text:list xml:id="list164355611550021" text:style-name="L1">
        <text:list-item>
          <text:p text:style-name="P1">Supported desktop PCs (personal and lab) an associated large network printers</text:p>
        </text:list-item>
        <text:list-item>
          <text:p text:style-name="P1">Served in a student management position, wrote documentation for our systems and processes, and participated in lab decisions ensuring smooth operation</text:p>
        </text:list-item>
      </text:list>
      <text:p text:style-name="Section_20_-_20_Item_20_Header">Personal Projects <text:tab/> Ongoing </text:p>
      <text:list xml:id="list164354799900304" text:style-name="L1">
        <text:list-item>
          <text:p text:style-name="P1">Write and maintain Ansible playbooks for a network of personal infrastructure, including two servers (CentOS 7, DietPi), a laptop (Ubuntu), and a router (Alpine)</text:p>
        </text:list-item>
        <text:list-item>
          <text:p text:style-name="P1"><text:soft-page-break/>a network of personal infrastructure including two servers, a two laptops,</text:p>
        </text:list-item>
      </text:list>
      <text:p text:style-name="Section_20_-_20_Name">Education</text:p>
      <text:p text:style-name="Section_20_-_20_Item_20_Header_20__28_Name_2c__20_Alt_2c__20_Dates_29_">Texas A&amp;M University<text:tab/> <text:span text:style-name="SECTION_5f_ITEM_5f_ALT">B.S. in Psychology</text:span> <text:tab/> Graduated May 2012 </text:p>
      <text:p text:style-name="Section_20_-_20_Name">See Also</text:p>
      <text:p text:style-name="Section_20_-_20_Item_20_Header_20__28_Name_2c__20_Alt_2c__20_Dates_29_">Github<text:tab/> <text:span text:style-name="SECTION_5f_ITEM_5f_ALT">https://github.com/dechandler</text:span> </text:p>
      <text:p text:style-name="Resume_20_-_20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Resume_20_-_20_Default" style:display-name="Resume - Default" style:family="paragraph" style:class="text">
      <style:text-properties style:font-name="Ubuntu" fo:font-family="Ubuntu" style:font-pitch="variable"/>
    </style:style>
    <style:style style:name="Header_20_-_20_Name" style:display-name="Header - Name" style:family="paragraph" style:parent-style-name="Resume_20_-_20_Default">
      <loext:graphic-properties draw:fill="none" draw:fill-color="#729fcf"/>
      <style:paragraph-properties fo:margin-top="0in" fo:margin-bottom="0.2201in" loext:contextual-spacing="false" fo:background-color="transparent" style:shadow="none"/>
      <style:text-properties fo:font-size="28pt" fo:font-weight="bold"/>
    </style:style>
    <style:style style:name="Header_20_-_20_Tagline" style:display-name="Header - Tagline" style:family="paragraph" style:parent-style-name="Resume_20_-_20_Default">
      <loext:graphic-properties draw:fill="none" draw:fill-color="#729fcf"/>
      <style:paragraph-properties fo:margin-left="1.5in" fo:margin-right="0in" fo:text-align="start" style:justify-single-word="false" fo:text-indent="-1in" style:auto-text-indent="false" fo:background-color="transparent"/>
      <style:text-properties fo:font-size="10.5pt" fo:font-style="italic" fo:font-weight="normal"/>
    </style:style>
    <style:style style:name="Header_20_-_20_Contact_20_Type" style:display-name="Header - Contact Type" style:family="paragraph" style:parent-style-name="Resume_20_-_20_Default">
      <loext:graphic-properties draw:fill="none" draw:fill-color="#729fcf"/>
      <style:paragraph-properties fo:margin-left="0in" fo:margin-right="0in" fo:text-align="end" style:justify-single-word="false" fo:text-indent="0in" style:auto-text-indent="false" fo:background-color="transparent"/>
      <style:text-properties fo:font-size="10.5pt" fo:font-style="normal" fo:font-weight="bold"/>
    </style:style>
    <style:style style:name="Header_20_-_20_Contact_20_Value" style:display-name="Header - Contact Value" style:family="paragraph" style:parent-style-name="Resume_20_-_20_Default">
      <loext:graphic-properties draw:fill="none" draw:fill-color="#729fcf"/>
      <style:paragraph-properties fo:margin-left="0in" fo:margin-right="0in" fo:text-align="end" style:justify-single-word="false" fo:text-indent="-1in" style:auto-text-indent="false" fo:background-color="transparent"/>
      <style:text-properties fo:font-size="10.5pt" fo:font-style="italic" fo:font-weight="normal"/>
    </style:style>
    <style:style style:name="Section_20_-_20_Name" style:display-name="Section - Name" style:family="paragraph" style:parent-style-name="Resume_20_-_20_Default">
      <style:paragraph-properties fo:margin-top="0.3in" fo:margin-bottom="0in" loext:contextual-spacing="false"/>
      <style:text-properties fo:font-size="16pt" fo:font-weight="bold"/>
    </style:style>
    <style:style style:name="Section_20_-_20_Item_20_Header" style:display-name="Section - Item Header" style:family="paragraph" style:parent-style-name="Resume_20_-_20_Default">
      <loext:graphic-properties draw:fill="none" draw:fill-color="#729fcf"/>
      <style:paragraph-properties fo:margin-left="0.3752in" fo:margin-right="0in" fo:margin-top="0.1402in" fo:margin-bottom="0.0402in" loext:contextual-spacing="false" fo:text-indent="0in" style:auto-text-indent="false" fo:background-color="transparent">
        <style:tab-stops>
          <style:tab-stop style:position="7.1252in" style:type="right"/>
        </style:tab-stops>
      </style:paragraph-properties>
      <style:text-properties fo:font-size="10pt" fo:font-style="normal" fo:font-weight="bold"/>
    </style:style>
    <style:style style:name="Section_20_-_20_Item_20_Header_20__28_Name_2c__20_Alt_2c__20_Dates_29_" style:display-name="Section - Item Header (Name, Alt, Dates)" style:family="paragraph" style:parent-style-name="Section_20_-_20_Item_20_Header">
      <style:paragraph-properties>
        <style:tab-stops>
          <style:tab-stop style:position="2in"/>
          <style:tab-stop style:position="8in" style:type="right"/>
        </style:tab-stops>
      </style:paragraph-properties>
    </style:style>
    <style:style style:name="Subsection" style:family="paragraph" style:parent-style-name="Resume_20_-_20_Default">
      <loext:graphic-properties draw:fill="none" draw:fill-color="#729fcf"/>
      <style:paragraph-properties fo:margin-left="0in" fo:margin-right="0in" fo:margin-top="0.0402in" fo:margin-bottom="0.0598in" loext:contextual-spacing="false" fo:text-indent="0in" style:auto-text-indent="false" fo:background-color="transparent">
        <style:tab-stops>
          <style:tab-stop style:position="1.25in" style:type="right"/>
          <style:tab-stop style:position="1.6252in"/>
        </style:tab-stops>
      </style:paragraph-properties>
      <style:text-properties fo:font-size="12pt" fo:font-weight="normal"/>
    </style:style>
    <style:style style:name="Section_20_-_20_Item_20_List" style:display-name="Section - Item List" style:family="paragraph" style:parent-style-name="Resume_20_-_20_Default">
      <loext:graphic-properties draw:fill="none" draw:fill-color="#729fcf"/>
      <style:paragraph-properties fo:margin-left="0.6252in" fo:margin-right="0in" fo:margin-top="0.0598in" fo:margin-bottom="0.0402in" loext:contextual-spacing="false" style:line-height-at-least="0.0693in" fo:text-align="justify" style:justify-single-word="false" fo:orphans="2" fo:widows="2" fo:hyphenation-ladder-count="no-limit" fo:text-indent="-0.25in" style:auto-text-indent="false" fo:background-color="transparent" style:writing-mode="lr-tb">
        <style:tab-stops/>
      </style:paragraph-properties>
      <style:text-properties fo:color="#00000a" style:font-name="Ubuntu" fo:font-family="Ubuntu" style:font-pitch="variable" fo:font-size="11pt" fo:language="en" fo:country="U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SECTION_5f_ITEM_5f_NAME" style:display-name="SECTION_ITEM_NAME" style:family="text">
      <style:text-properties fo:font-size="10pt" fo:font-weight="bold"/>
    </style:style>
    <style:style style:name="SECTION_5f_ITEM_5f_ALT" style:display-name="SECTION_ITEM_ALT" style:family="text">
      <style:text-properties fo:font-size="11pt" fo:font-weight="normal"/>
    </style:style>
    <style:style style:name="SECTION_5f_ITEM_5f_RT" style:display-name="SECTION_ITEM_RT" style:family="text">
      <style:text-properties fo:font-size="10pt" fo:font-weight="bold"/>
    </style:style>
    <style:style style:name="SUBSECTION_5f_NAME" style:display-name="SUBSECTION_NAME" style:family="text">
      <style:text-properties fo:font-size="9pt" fo:font-weight="bold"/>
    </style:style>
    <style:style style:name="Bullet_20_Symbols" style:display-name="Bullet Symbols" style:family="text">
      <style:text-properties style:font-name="OpenSymbol" fo:font-family="OpenSymbol"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23:32:59.970872342</meta:creation-date>
    <dc:date>2018-08-03T03:44:34.518376366</dc:date>
    <meta:editing-duration>PT17M13S</meta:editing-duration>
    <meta:editing-cycles>3</meta:editing-cycles>
    <meta:generator>LibreOffice/6.0.3.2$Linux_X86_64 LibreOffice_project/00m0$Build-2</meta:generator>
    <meta:document-statistic meta:table-count="1" meta:image-count="0" meta:object-count="0" meta:page-count="2" meta:paragraph-count="31" meta:word-count="306" meta:character-count="2130" meta:non-whitespace-character-count="1823"/>
  </office:meta>
</office:document-meta>
</file>